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<text:span text:style-name="Strong_20_Emphasis">Prólogo del Laboratorio</text:span></text:h>
      <text:p text:style-name="Text_20_body">Bienvenido a un viaje único.</text:p>
      <text:p text:style-name="Text_20_body">A lo largo de la historia de la humanidad, las mismas preguntas han resonado en las mentes de quienes buscan comprender su propia existencia: <text:span text:style-name="Strong_20_Emphasis">¿Quién soy? ¿Por qué estoy aquí? ¿Cuál es el propósito de la vida?</text:span></text:p>
      <text:p text:style-name="Text_20_body">Este libro es una invitación a reflexionar juntos sobre estas cuestiones fundamentales. Pero no lo haremos de manera convencional. Aquí, exploraremos dos caminos paralelos: <text:span text:style-name="Strong_20_Emphasis">uno a través de la imaginación y otro a través de la razón.</text:span></text:p>
      <text:p text:style-name="Text_20_body">Por un lado, acompañaremos a <text:span text:style-name="Strong_20_Emphasis">Elara</text:span>, una joven aventurera que emprende un viaje fantástico en busca de respuestas. A través de desafíos, descubrimientos y encuentros con seres enigmáticos, ella se enfrentará a los misterios de la existencia desde una perspectiva mística y simbólica.</text:p>
      <text:p text:style-name="Text_20_body">Por otro lado, en esta sección de <text:span text:style-name="Strong_20_Emphasis">Laboratorio</text:span>, abordaremos las mismas preguntas desde el punto de vista de la ciencia. Aquí exploraremos conceptos de matemáticas, lógica y ciencias de la computación para construir un experimento que nos ayude a desentrañar el misterio de la vida.</text:p>
      <text:p text:style-name="Horizontal_20_Line"/>
      <text:h text:style-name="Heading_20_3" text:outline-level="3"><text:span text:style-name="Strong_20_Emphasis">Las preguntas que guían nuestro viaje</text:span></text:h>
      <text:p text:style-name="Text_20_body">Las cuestiones que abordaremos han inquietado a la humanidad desde tiempos inmemoriales. Algunas parecen imposibles de responder, pero intentarlo nos llevará a descubrimientos sorprendentes.</text:p>
      <text:h text:style-name="Heading_20_4" text:outline-level="4"><text:span text:style-name="Strong_20_Emphasis">La Vida</text:span></text:h>
      <text:list xml:id="list4085144000" text:style-name="L1">
        <text:list-item>
          <text:p text:style-name="P2">¿Qué es la vida? </text:p>
        </text:list-item>
        <text:list-item>
          <text:p text:style-name="P2">¿Por qué vivimos? </text:p>
        </text:list-item>
        <text:list-item>
          <text:p text:style-name="P2">¿Por qué nos reproducimos? </text:p>
        </text:list-item>
        <text:list-item>
          <text:p text:style-name="P1">¿Por qué morimos? </text:p>
        </text:list-item>
      </text:list>
      <text:h text:style-name="Heading_20_4" text:outline-level="4"><text:span text:style-name="Strong_20_Emphasis">La Creación</text:span></text:h>
      <text:list xml:id="list4051630707" text:style-name="L2">
        <text:list-item>
          <text:p text:style-name="P3">¿Existe una inteligencia que diseña y crea a los seres vivientes en cada detalle? </text:p>
        </text:list-item>
      </text:list>
      <text:h text:style-name="Heading_20_4" text:outline-level="4"><text:span text:style-name="Strong_20_Emphasis">La Misión</text:span></text:h>
      <text:list xml:id="list1200361341" text:style-name="L3">
        <text:list-item>
          <text:p text:style-name="P5">¿He sido creado con un propósito? </text:p>
        </text:list-item>
        <text:list-item>
          <text:p text:style-name="P5">¿Cómo puedo saber cuál es mi misión? </text:p>
        </text:list-item>
        <text:list-item>
          <text:p text:style-name="P4">¿Cómo sabré si lo he hecho bien? </text:p>
        </text:list-item>
      </text:list>
      <text:h text:style-name="Heading_20_4" text:outline-level="4"><text:span text:style-name="Strong_20_Emphasis">El Ser</text:span></text:h>
      <text:list xml:id="list395234641" text:style-name="L4">
        <text:list-item>
          <text:p text:style-name="P7">¿Quién soy? </text:p>
        </text:list-item>
        <text:list-item>
          <text:p text:style-name="P7">¿Es mi vida una historia independiente o la continuación de algo más grande? </text:p>
        </text:list-item>
        <text:list-item>
          <text:p text:style-name="P7">¿Es mi existencia personal lo más importante o formamos parte de algo mayor? </text:p>
        </text:list-item>
        <text:list-item>
          <text:p text:style-name="P6"><text:soft-page-break/>¿Qué es el libre albedrío? </text:p>
        </text:list-item>
      </text:list>
      <text:h text:style-name="Heading_20_4" text:outline-level="4"><text:span text:style-name="Strong_20_Emphasis">La Vida Eterna</text:span></text:h>
      <text:list xml:id="list2593200083" text:style-name="L5">
        <text:list-item>
          <text:p text:style-name="P9">¿Existe la vida eterna? </text:p>
        </text:list-item>
        <text:list-item>
          <text:p text:style-name="P9">Si la vida eterna es real, ¿por qué morimos? </text:p>
        </text:list-item>
        <text:list-item>
          <text:p text:style-name="P9">¿Qué es el espíritu? </text:p>
        </text:list-item>
        <text:list-item>
          <text:p text:style-name="P8">¿Hay vida después de la muerte? </text:p>
        </text:list-item>
      </text:list>
      <text:p text:style-name="Horizontal_20_Line"/>
      <text:h text:style-name="Heading_20_3" text:outline-level="3"><text:span text:style-name="Strong_20_Emphasis">Nuestro método: Ciencia y simulación</text:span></text:h>
      <text:p text:style-name="Text_20_body">Para buscar respuestas, tomaremos un enfoque lógico y experimental. En lugar de limitar nuestra exploración a ideas abstractas, <text:span text:style-name="Strong_20_Emphasis">construiremos un modelo de la vida misma</text:span>.</text:p>
      <text:list xml:id="list753405249" text:style-name="L6">
        <text:list-item>
          <text:p text:style-name="P11"><text:span text:style-name="Strong_20_Emphasis">Desglosaremos la vida en sus elementos esenciales</text:span>, identificando las reglas que parecen regir su existencia. </text:p>
        </text:list-item>
        <text:list-item>
          <text:p text:style-name="P11"><text:span text:style-name="Strong_20_Emphasis">Crearemos una simulación</text:span>, un modelo funcional basado en estos principios, para observar su comportamiento. </text:p>
        </text:list-item>
        <text:list-item>
          <text:p text:style-name="P10">A partir de esta simulación, analizaremos lo que ocurre y extraeremos información que nos ayude a comprender mejor los misterios de la existencia. </text:p>
        </text:list-item>
      </text:list>
      <text:p text:style-name="Text_20_body">Este experimento nos permitirá ver la vida desde una perspectiva diferente, como si la observáramos desde fuera, comprendiendo sus patrones y sus fundamentos más profundos.</text:p>
      <text:p text:style-name="Horizontal_20_Line"/>
      <text:h text:style-name="Heading_20_3" text:outline-level="3"><text:span text:style-name="Strong_20_Emphasis">La estructura del libro</text:span></text:h>
      <text:p text:style-name="Text_20_body">El libro se divide en capítulos, cada uno con <text:span text:style-name="Strong_20_Emphasis">dos partes complementarias</text:span>:</text:p>
      <text:list xml:id="list1933411258" text:style-name="L7">
        <text:list-item>
          <text:p text:style-name="P12"><text:span text:style-name="Strong_20_Emphasis">La historia fantástica</text:span><text:line-break/>Aquí seguiremos a <text:span text:style-name="Strong_20_Emphasis">Elara</text:span>, quien, guiada por su intuición y su imaginación, recorrerá tierras desconocidas en busca de respuestas. A través de sus encuentros con sabios, criaturas mágicas y desafíos inesperados, descubrirá pistas sobre los misterios de la existencia.</text:p>
        </text:list-item>
        <text:list-item>
          <text:p text:style-name="P12"><text:span text:style-name="Strong_20_Emphasis">El Laboratorio</text:span><text:line-break/>En esta sección tomaremos un camino diferente: usaremos la lógica y el razonamiento científico para analizar las mismas preguntas. Paso a paso, construiremos un modelo que nos ayude a experimentar con los conceptos fundamentales de la vida.</text:p>
        </text:list-item>
      </text:list>
      <text:p text:style-name="Text_20_body">Este doble enfoque nos permitirá explorar las grandes preguntas desde dos perspectivas distintas pero complementarias: <text:span text:style-name="Strong_20_Emphasis">la magia de la imaginación y el rigor del pensamiento lógico.</text:span></text:p>
      <text:p text:style-name="Horizontal_20_Line"/>
      <text:h text:style-name="Heading_20_3" text:outline-level="3"><text:soft-page-break/><text:span text:style-name="Strong_20_Emphasis">Un viaje en busca de respuestas</text:span></text:h>
      <text:p text:style-name="Text_20_body">A lo largo de esta aventura, no prometo respuestas absolutas. Pero sí te aseguro algo: <text:span text:style-name="Strong_20_Emphasis">el camino mismo será una fuente de descubrimientos.</text:span></text:p>
      <text:p text:style-name="Text_20_body">Al igual que Elara, nos embarcaremos en esta búsqueda con una mente abierta. Quizás al final del viaje no encontremos certezas, pero sin duda veremos la vida con nuevos ojos.</text:p>
      <text:p text:style-name="Text_20_body">¿Estás listo para comenzar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8T09:44:39.248000000</meta:creation-date>
    <dc:date>2025-03-08T09:52:26.502000000</dc:date>
    <meta:editing-duration>PT7M47S</meta:editing-duration>
    <meta:editing-cycles>1</meta:editing-cycles>
    <meta:document-statistic meta:table-count="0" meta:image-count="0" meta:object-count="0" meta:page-count="3" meta:paragraph-count="44" meta:word-count="629" meta:character-count="3863" meta:non-whitespace-character-count="3280"/>
    <meta:generator>LibreOffice/7.3.5.2$Windows_X86_64 LibreOffice_project/184fe81b8c8c30d8b5082578aee2fed2ea847c01</meta:generator>
  </office:meta>
</office:document-meta>
</file>